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table:style-name="ce3" office:value-type="float" office:value="0.327699690443296" calcext:value-type="float">
            <text:p>0.327699690443296</text:p>
          </table:table-cell>
          <table:table-cell table:style-name="ce3" office:value-type="float" office:value="0.329740347349996" calcext:value-type="float">
            <text:p>0.329740347349996</text:p>
          </table:table-cell>
          <table:table-cell table:style-name="ce3" office:value-type="float" office:value="0.452542599435586" calcext:value-type="float">
            <text:p>0.452542599435586</text:p>
          </table:table-cell>
          <table:table-cell table:style-name="ce3" office:value-type="float" office:value="0.5078667810859" calcext:value-type="float">
            <text:p>0.5078667810859</text:p>
          </table:table-cell>
          <table:table-cell office:value-type="string" calcext:value-type="string">
            <text:p>Suspect highlighted is wrong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table:style-name="ce3" office:value-type="float" office:value="0.391421672422435" calcext:value-type="float">
            <text:p>0.391421672422435</text:p>
          </table:table-cell>
          <table:table-cell table:style-name="ce3" office:value-type="float" office:value="0.395411002951088" calcext:value-type="float">
            <text:p>0.395411002951088</text:p>
          </table:table-cell>
          <table:table-cell table:style-name="ce3" office:value-type="float" office:value="0.527061133910244" calcext:value-type="float">
            <text:p>0.527061133910244</text:p>
          </table:table-cell>
          <table:table-cell table:style-name="ce3"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5" calcext:value-type="float">
            <text:p>0.474553854116295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table:style-name="ce3" office:value-type="float" office:value="0.482783047895291" calcext:value-type="float">
            <text:p>0.482783047895291</text:p>
          </table:table-cell>
          <table:table-cell table:style-name="ce3" office:value-type="float" office:value="0.536179713516991" calcext:value-type="float">
            <text:p>0.536179713516991</text:p>
          </table:table-cell>
          <table:table-cell table:style-name="ce3" office:value-type="float" office:value="0.414839582507308" calcext:value-type="float">
            <text:p>0.414839582507308</text:p>
          </table:table-cell>
          <table:table-cell table:style-name="ce3"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6" calcext:value-type="float">
            <text:p>0.583109115477866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6" calcext:value-type="float">
            <text:p>0.517489291133636</text:p>
          </table:table-cell>
          <table:table-cell table:style-name="ce3" office:value-type="float" office:value="0.474230413044163" calcext:value-type="float">
            <text:p>0.474230413044163</text:p>
          </table:table-cell>
          <table:table-cell table:style-name="ce3" office:value-type="float" office:value="0.499673718389962" calcext:value-type="float">
            <text:p>0.499673718389962</text:p>
          </table:table-cell>
          <table:table-cell table:style-name="ce3" office:value-type="float" office:value="0.464283906031071" calcext:value-type="float">
            <text:p>0.464283906031071</text:p>
          </table:table-cell>
          <table:table-cell table:style-name="ce3"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369161604691341" calcext:value-type="float">
            <text:p>0.369161604691341</text:p>
          </table:table-cell>
          <table:table-cell office:value-type="float" office:value="0.174698064620544" calcext:value-type="float">
            <text:p>0.174698064620544</text:p>
          </table:table-cell>
          <table:table-cell office:value-type="float" office:value="0.597744360902256" calcext:value-type="float">
            <text:p>0.597744360902256</text:p>
          </table:table-cell>
          <table:table-cell office:value-type="float" office:value="0.349386333297968" calcext:value-type="float">
            <text:p>0.349386333297968</text:p>
          </table:table-cell>
          <table:table-cell office:value-type="float" office:value="0.363961018315379" calcext:value-type="float">
            <text:p>0.363961018315379</text:p>
          </table:table-cell>
          <table:table-cell office:value-type="float" office:value="0.364320180901617" calcext:value-type="float">
            <text:p>0.364320180901617</text:p>
          </table:table-cell>
          <table:table-cell office:value-type="float" office:value="0.36612621101066" calcext:value-type="float">
            <text:p>0.36612621101066</text:p>
          </table:table-cell>
          <table:table-cell office:value-type="float" office:value="0.369161604691341" calcext:value-type="float">
            <text:p>0.369161604691341</text:p>
          </table:table-cell>
          <table:table-cell office:value-type="float" office:value="0.336697485562058" calcext:value-type="float">
            <text:p>0.336697485562058</text:p>
          </table:table-cell>
          <table:table-cell office:value-type="float" office:value="0.347679515274992" calcext:value-type="float">
            <text:p>0.347679515274992</text:p>
          </table:table-cell>
          <table:table-cell office:value-type="float" office:value="0.330760618303775" calcext:value-type="float">
            <text:p>0.330760618303775</text:p>
          </table:table-cell>
          <table:table-cell office:value-type="float" office:value="0.33118983466362" calcext:value-type="float">
            <text:p>0.331189834663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45201707334072" calcext:value-type="float">
            <text:p>0.45201707334072</text:p>
          </table:table-cell>
          <table:table-cell office:value-type="float" office:value="0.151598226051799" calcext:value-type="float">
            <text:p>0.151598226051799</text:p>
          </table:table-cell>
          <table:table-cell office:value-type="float" office:value="0.615678776290631" calcext:value-type="float">
            <text:p>0.615678776290631</text:p>
          </table:table-cell>
          <table:table-cell office:value-type="float" office:value="0.40118388932257" calcext:value-type="float">
            <text:p>0.40118388932257</text:p>
          </table:table-cell>
          <table:table-cell office:value-type="float" office:value="0.403234320509592" calcext:value-type="float">
            <text:p>0.403234320509592</text:p>
          </table:table-cell>
          <table:table-cell office:value-type="float" office:value="0.450608117118648" calcext:value-type="float">
            <text:p>0.450608117118648</text:p>
          </table:table-cell>
          <table:table-cell office:value-type="float" office:value="0.448076327847672" calcext:value-type="float">
            <text:p>0.448076327847672</text:p>
          </table:table-cell>
          <table:table-cell office:value-type="float" office:value="0.448508301410895" calcext:value-type="float">
            <text:p>0.448508301410895</text:p>
          </table:table-cell>
          <table:table-cell office:value-type="float" office:value="0.365638693337447" calcext:value-type="float">
            <text:p>0.365638693337447</text:p>
          </table:table-cell>
          <table:table-cell office:value-type="float" office:value="0.393814229824979" calcext:value-type="float">
            <text:p>0.393814229824979</text:p>
          </table:table-cell>
          <table:table-cell office:value-type="float" office:value="0.387786215595567" calcext:value-type="float">
            <text:p>0.387786215595567</text:p>
          </table:table-cell>
          <table:table-cell office:value-type="float" office:value="0.388161062704534" calcext:value-type="float">
            <text:p>0.3881610627045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itial H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table:style-name="ce3" office:value-type="float" office:value="0.681210511896631" calcext:value-type="float">
            <text:p>0.681210511896631</text:p>
          </table:table-cell>
          <table:table-cell table:style-name="ce3" office:value-type="float" office:value="0.729543411239763" calcext:value-type="float">
            <text:p>0.729543411239763</text:p>
          </table:table-cell>
          <table:table-cell table:style-name="ce3" office:value-type="float" office:value="0.70984160461016" calcext:value-type="float">
            <text:p>0.70984160461016</text:p>
          </table:table-cell>
          <table:table-cell table:style-name="ce3"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table:style-name="ce3" office:value-type="float" office:value="0.729135219952162" calcext:value-type="float">
            <text:p>0.729135219952162</text:p>
          </table:table-cell>
          <table:table-cell table:style-name="ce3" office:value-type="float" office:value="0.752319562543076" calcext:value-type="float">
            <text:p>0.752319562543076</text:p>
          </table:table-cell>
          <table:table-cell table:style-name="ce3" office:value-type="float" office:value="0.736346625076031" calcext:value-type="float">
            <text:p>0.736346625076031</text:p>
          </table:table-cell>
          <table:table-cell table:style-name="ce3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3" office:value-type="float" office:value="0.674560114349392" calcext:value-type="float">
            <text:p>0.674560114349392</text:p>
          </table:table-cell>
          <table:table-cell table:style-name="ce3" office:value-type="float" office:value="0.694189894570128" calcext:value-type="float">
            <text:p>0.694189894570128</text:p>
          </table:table-cell>
          <table:table-cell table:style-name="ce3" office:value-type="float" office:value="0.561583144407107" calcext:value-type="float">
            <text:p>0.561583144407107</text:p>
          </table:table-cell>
          <table:table-cell table:style-name="ce3"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office:value-type="float" office:value="0.720465110397333" calcext:value-type="float">
            <text:p>0.720465110397333</text:p>
          </table:table-cell>
          <table:table-cell office:value-type="float" office:value="0.593730799737815" calcext:value-type="float">
            <text:p>0.593730799737815</text:p>
          </table:table-cell>
          <table:table-cell office:value-type="float" office:value="0.621888856625075" calcext:value-type="float">
            <text:p>0.621888856625075</text:p>
          </table:table-cell>
          <table:table-cell table:style-name="ce3" office:value-type="float" office:value="0.627443628596537" calcext:value-type="float">
            <text:p>0.627443628596537</text:p>
          </table:table-cell>
          <table:table-cell table:style-name="ce3" office:value-type="float" office:value="0.673658458111259" calcext:value-type="float">
            <text:p>0.673658458111259</text:p>
          </table:table-cell>
          <table:table-cell table:style-name="ce3" office:value-type="float" office:value="0.589823043958755" calcext:value-type="float">
            <text:p>0.589823043958755</text:p>
          </table:table-cell>
          <table:table-cell table:style-name="ce3" office:value-type="float" office:value="0.617630413002482" calcext:value-type="float">
            <text:p>0.6176304130024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4448580571567" calcext:value-type="float">
            <text:p>0.4448580571567</text:p>
          </table:table-cell>
          <table:table-cell office:value-type="float" office:value="0.181457887931143" calcext:value-type="float">
            <text:p>0.181457887931143</text:p>
          </table:table-cell>
          <table:table-cell office:value-type="float" office:value="0.725888324873096" calcext:value-type="float">
            <text:p>0.725888324873096</text:p>
          </table:table-cell>
          <table:table-cell office:value-type="float" office:value="0.374832232558636" calcext:value-type="float">
            <text:p>0.374832232558636</text:p>
          </table:table-cell>
          <table:table-cell office:value-type="float" office:value="0.386647410981379" calcext:value-type="float">
            <text:p>0.386647410981379</text:p>
          </table:table-cell>
          <table:table-cell office:value-type="float" office:value="0.410233662142663" calcext:value-type="float">
            <text:p>0.410233662142663</text:p>
          </table:table-cell>
          <table:table-cell office:value-type="float" office:value="0.41393434979045" calcext:value-type="float">
            <text:p>0.41393434979045</text:p>
          </table:table-cell>
          <table:table-cell office:value-type="float" office:value="0.432145184073753" calcext:value-type="float">
            <text:p>0.432145184073753</text:p>
          </table:table-cell>
          <table:table-cell office:value-type="float" office:value="0.345355237319043" calcext:value-type="float">
            <text:p>0.345355237319043</text:p>
          </table:table-cell>
          <table:table-cell office:value-type="float" office:value="0.375201193115856" calcext:value-type="float">
            <text:p>0.375201193115856</text:p>
          </table:table-cell>
          <table:table-cell office:value-type="float" office:value="0.353391932143671" calcext:value-type="float">
            <text:p>0.353391932143671</text:p>
          </table:table-cell>
          <table:table-cell office:value-type="float" office:value="0.367687100857127" calcext:value-type="float">
            <text:p>0.367687100857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444001870128927" calcext:value-type="float">
            <text:p>0.444001870128927</text:p>
          </table:table-cell>
          <table:table-cell office:value-type="float" office:value="0.166010240942622" calcext:value-type="float">
            <text:p>0.166010240942622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378871156824828" calcext:value-type="float">
            <text:p>0.378871156824828</text:p>
          </table:table-cell>
          <table:table-cell office:value-type="float" office:value="0.42066084839109" calcext:value-type="float">
            <text:p>0.42066084839109</text:p>
          </table:table-cell>
          <table:table-cell office:value-type="float" office:value="0.433935653198463" calcext:value-type="float">
            <text:p>0.433935653198463</text:p>
          </table:table-cell>
          <table:table-cell office:value-type="float" office:value="0.40382314098428" calcext:value-type="float">
            <text:p>0.40382314098428</text:p>
          </table:table-cell>
          <table:table-cell office:value-type="float" office:value="0.42420364030643" calcext:value-type="float">
            <text:p>0.42420364030643</text:p>
          </table:table-cell>
          <table:table-cell office:value-type="float" office:value="0.334052364229606" calcext:value-type="float">
            <text:p>0.334052364229606</text:p>
          </table:table-cell>
          <table:table-cell office:value-type="float" office:value="0.383848470503101" calcext:value-type="float">
            <text:p>0.383848470503101</text:p>
          </table:table-cell>
          <table:table-cell office:value-type="float" office:value="0.356948273694338" calcext:value-type="float">
            <text:p>0.356948273694338</text:p>
          </table:table-cell>
          <table:table-cell office:value-type="float" office:value="0.383533169370761" calcext:value-type="float">
            <text:p>0.383533169370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H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x/Min</text:p>
          </table:table-cell>
          <table:table-cell table:formula="of:=MAX([.B2:.B19])" office:value-type="float" office:value="0.796956150176173" calcext:value-type="float">
            <text:p>0.796956150176173</text:p>
          </table:table-cell>
          <table:table-cell table:formula="of:=MIN([.C2:.C19])" office:value-type="float" office:value="0.0585914158779938" calcext:value-type="float">
            <text:p>0.058591415877994</text:p>
          </table:table-cell>
          <table:table-cell table:formula="of:=MAX([.D2:.D19])" office:value-type="float" office:value="0.872340425531915" calcext:value-type="float">
            <text:p>0.872340425531915</text:p>
          </table:table-cell>
          <table:table-cell table:formula="of:=MAX([.E2:.E19])" office:value-type="float" office:value="0.618671845322913" calcext:value-type="float">
            <text:p>0.618671845322913</text:p>
          </table:table-cell>
          <table:table-cell table:formula="of:=MAX([.F2:.F19])" office:value-type="float" office:value="0.664038594082746" calcext:value-type="float">
            <text:p>0.664038594082746</text:p>
          </table:table-cell>
          <table:table-cell table:formula="of:=MAX([.G2:.G19])" office:value-type="float" office:value="0.720465110397333" calcext:value-type="float">
            <text:p>0.720465110397333</text:p>
          </table:table-cell>
          <table:table-cell table:formula="of:=MAX([.H2:.H19])" office:value-type="float" office:value="0.781003555057693" calcext:value-type="float">
            <text:p>0.781003555057693</text:p>
          </table:table-cell>
          <table:table-cell table:formula="of:=MAX([.I2:.I19])" office:value-type="float" office:value="0.796440385452083" calcext:value-type="float">
            <text:p>0.796440385452083</text:p>
          </table:table-cell>
          <table:table-cell table:formula="of:=MAX([.J2:.J19])" office:value-type="float" office:value="0.729135219952162" calcext:value-type="float">
            <text:p>0.729135219952162</text:p>
          </table:table-cell>
          <table:table-cell table:formula="of:=MAX([.K2:.K19])" office:value-type="float" office:value="0.752319562543076" calcext:value-type="float">
            <text:p>0.752319562543076</text:p>
          </table:table-cell>
          <table:table-cell table:formula="of:=MAX([.L2:.L19])" office:value-type="float" office:value="0.736346625076031" calcext:value-type="float">
            <text:p>0.736346625076031</text:p>
          </table:table-cell>
          <table:table-cell table:formula="of:=MAX([.M2:.M19])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NOTE: </text:p>
          </table:table-cell>
          <table:table-cell office:value-type="string" calcext:value-type="string">
            <text:p>I think A and B are incorrect. </text:p>
          </table:table-cell>
          <table:table-cell table:number-columns-repeated="1022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09:25:52.205608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7T12:22:40.249850563</dc:date>
    <meta:editing-duration>PT4H54M24S</meta:editing-duration>
    <meta:editing-cycles>29</meta:editing-cycles>
    <meta:document-statistic meta:table-count="3" meta:cell-count="222" meta:object-count="0"/>
  </office:meta>
</office:document-meta>
</file>